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 style:parent-style-name="Standard" style:family="paragraph">
      <style:text-properties style:text-underline-type="single" style:text-underline-style="solid" style:text-underline-width="auto" style:text-underline-mode="continuous"/>
    </style:style>
    <style:style style:name="T3" style:parent-style-name="Fuentedepárrafopredeter." style:family="text">
      <style:text-properties fo:font-weight="bold" style:font-weight-asian="bold" style:font-weight-complex="bold"/>
    </style:style>
    <style:style style:name="T4" style:parent-style-name="Fuentedepárrafopredeter." style:family="text">
      <style:text-properties fo:font-weight="bold" style:font-weight-asian="bold" style:font-weight-complex="bold" style:text-position="super 66.6%"/>
    </style:style>
    <style:style style:name="T5" style:parent-style-name="Fuentedepárrafopredeter."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TableColumn11" style:family="table-column">
      <style:table-column-properties style:column-width="0.5083in" style:use-optimal-column-width="false"/>
    </style:style>
    <style:style style:name="TableColumn12" style:family="table-column">
      <style:table-column-properties style:column-width="0.6333in" style:use-optimal-column-width="false"/>
    </style:style>
    <style:style style:name="Table10" style:family="table">
      <style:table-properties style:width="1.1416in" fo:margin-left="-0.002in" table:align="left"/>
    </style:style>
    <style:style style:name="TableRow13" style:family="table-row">
      <style:table-row-properties style:min-row-height="0.1583in" style:use-optimal-row-height="false"/>
    </style:style>
    <style:style style:name="TableCell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5" style:family="table-cell">
      <style:table-cell-properties fo:border="0.0034in solid #000000" style:writing-mode="lr-tb" fo:padding-top="0.0381in" fo:padding-left="0.0381in" fo:padding-bottom="0.0381in" fo:padding-right="0.0381in"/>
    </style:style>
    <style:style style:name="TableRow16" style:family="table-row">
      <style:table-row-properties style:use-optimal-row-height="false"/>
    </style:style>
    <style:style style:name="TableCell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 style:family="table-row">
      <style:table-row-properties style:use-optimal-row-height="false"/>
    </style:style>
    <style:style style:name="TableCell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 style:family="table-row">
      <style:table-row-properties style:use-optimal-row-height="false"/>
    </style:style>
    <style:style style:name="TableCell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 style:family="table-row">
      <style:table-row-properties style:use-optimal-row-height="false"/>
    </style:style>
    <style:style style:name="TableCell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29" style:family="table-column">
      <style:table-column-properties style:column-width="0.5083in" style:use-optimal-column-width="false"/>
    </style:style>
    <style:style style:name="TableColumn30" style:family="table-column">
      <style:table-column-properties style:column-width="0.6333in" style:use-optimal-column-width="false"/>
    </style:style>
    <style:style style:name="Table28" style:family="table">
      <style:table-properties style:width="1.1416in" fo:margin-left="-0.002in" table:align="left"/>
    </style:style>
    <style:style style:name="TableRow31" style:family="table-row">
      <style:table-row-properties style:use-optimal-row-height="false"/>
    </style:style>
    <style:style style:name="TableCell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3" style:family="table-cell">
      <style:table-cell-properties fo:border="0.0034in solid #000000" style:writing-mode="lr-tb" fo:padding-top="0.0381in" fo:padding-left="0.0381in" fo:padding-bottom="0.0381in" fo:padding-right="0.0381in"/>
    </style:style>
    <style:style style:name="TableRow34" style:family="table-row">
      <style:table-row-properties style:use-optimal-row-height="false"/>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 style:family="table-row">
      <style:table-row-properties style:use-optimal-row-height="false"/>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 style:family="table-row">
      <style:table-row-properties style:use-optimal-row-height="false"/>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 style:family="table-row">
      <style:table-row-properties style:use-optimal-row-height="false"/>
    </style:style>
    <style:style style:name="TableCell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 style:parent-style-name="Standard" style:family="paragraph">
      <style:paragraph-properties>
        <style:tab-stops>
          <style:tab-stop style:type="left" style:position="2.2805in"/>
        </style:tab-stops>
      </style:paragraph-properties>
    </style:style>
    <style:style style:name="P47" style:parent-style-name="Standard" style:family="paragraph">
      <style:paragraph-properties>
        <style:tab-stops>
          <style:tab-stop style:type="left" style:position="2.2805in"/>
        </style:tab-stops>
      </style:paragraph-properties>
    </style:style>
    <style:style style:name="P48" style:parent-style-name="Standard" style:family="paragraph">
      <style:paragraph-properties>
        <style:tab-stops>
          <style:tab-stop style:type="left" style:position="2.2805in"/>
        </style:tab-stops>
      </style:paragraph-properties>
    </style:style>
    <style:style style:name="P49" style:parent-style-name="Standard" style:family="paragraph">
      <style:paragraph-properties>
        <style:tab-stops>
          <style:tab-stop style:type="left" style:position="2.2805in"/>
        </style:tab-stops>
      </style:paragraph-properties>
    </style:style>
    <style:style style:name="P50" style:parent-style-name="Standard" style:family="paragraph">
      <style:paragraph-properties>
        <style:tab-stops>
          <style:tab-stop style:type="left" style:position="2.2805in"/>
        </style:tab-stops>
      </style:paragraph-properties>
    </style:style>
    <style:style style:name="P51" style:parent-style-name="Standard" style:family="paragraph">
      <style:paragraph-properties>
        <style:tab-stops>
          <style:tab-stop style:type="left" style:position="2.2805in"/>
        </style:tab-stops>
      </style:paragraph-properties>
    </style:style>
    <style:style style:name="T52" style:parent-style-name="Fuentedepárrafopredeter." style:family="text">
      <style:text-properties style:text-position="super 66.6%"/>
    </style:style>
    <style:style style:name="T53" style:parent-style-name="Fuentedepárrafopredeter." style:family="text">
      <style:text-properties fo:font-weight="bold" style:font-weight-asian="bold" style:font-weight-complex="bold"/>
    </style:style>
    <style:style style:name="T54" style:parent-style-name="Fuentedepárrafopredeter." style:family="text">
      <style:text-properties fo:font-weight="bold" style:font-weight-asian="bold" style:font-weight-complex="bold"/>
    </style:style>
    <style:style style:name="T55" style:parent-style-name="Fuentedepárrafopredeter." style:family="text">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P59" style:parent-style-name="Standard" style:family="paragraph">
      <style:text-properties fo:font-weight="bold" style:font-weight-asian="bold" style:font-weight-complex="bold"/>
    </style:style>
    <style:style style:name="P60" style:parent-style-name="Standard" style:family="paragraph">
      <style:paragraph-properties fo:text-indent="0.4923in"/>
    </style:style>
    <style:style style:name="T61" style:parent-style-name="Fuentedepárrafopredeter." style:family="text">
      <style:text-properties fo:font-weight="bold" style:font-weight-asian="bold" style:font-weight-complex="bold"/>
    </style:style>
    <style:style style:name="T62" style:parent-style-name="Fuentedepárrafopredeter." style:family="text">
      <style:text-properties fo:font-weight="bold" style:font-weight-asian="bold" style:font-weight-complex="bold" style:text-position="super 66.6%"/>
    </style:style>
    <style:style style:name="T63" style:parent-style-name="Fuentedepárrafopredeter." style:family="text">
      <style:text-properties fo:font-weight="bold" style:font-weight-asian="bold" style:font-weight-complex="bold"/>
    </style:style>
    <style:style style:name="T64" style:parent-style-name="Fuentedepárrafopredeter." style:family="text">
      <style:text-properties fo:font-weight="bold" style:font-weight-asian="bold" style:font-weight-complex="bold"/>
    </style:style>
    <style:style style:name="T65" style:parent-style-name="Fuentedepárrafopredeter." style:family="text">
      <style:text-properties fo:font-weight="bold" style:font-weight-asian="bold" style:font-weight-complex="bold"/>
    </style:style>
    <style:style style:name="T66" style:parent-style-name="Fuentedepárrafopredeter." style:family="text">
      <style:text-properties fo:font-weight="bold" style:font-weight-asian="bold" style:font-weight-complex="bold" style:text-position="super 66.6%"/>
    </style:style>
    <style:style style:name="T67" style:parent-style-name="Fuentedepárrafopredeter." style:family="text">
      <style:text-properties fo:font-weight="bold" style:font-weight-asian="bold" style:font-weight-complex="bold"/>
    </style:style>
    <style:style style:name="P68" style:parent-style-name="Standard" style:list-style-name="LFO1" style:family="paragraph"/>
    <style:style style:name="P69" style:parent-style-name="Standard" style:family="paragraph">
      <style:paragraph-properties fo:margin-left="0.25in">
        <style:tab-stops/>
      </style:paragraph-properties>
    </style:style>
    <style:style style:name="P70" style:parent-style-name="Standard" style:family="paragraph">
      <style:paragraph-properties fo:margin-left="0.25in">
        <style:tab-stops/>
      </style:paragraph-properties>
    </style:style>
    <style:style style:name="P71" style:parent-style-name="Standard" style:list-style-name="LFO1" style:family="paragraph"/>
    <style:style style:name="P72" style:parent-style-name="Standard" style:family="paragraph">
      <style:paragraph-properties fo:margin-left="0.25in">
        <style:tab-stops/>
      </style:paragraph-properties>
    </style:style>
    <style:style style:name="P73" style:parent-style-name="Standard" style:family="paragraph">
      <style:paragraph-properties fo:margin-left="0.25in">
        <style:tab-stops/>
      </style:paragraph-properties>
    </style:style>
    <style:style style:name="P74" style:parent-style-name="Standard" style:list-style-name="LFO1" style:family="paragraph"/>
    <style:style style:name="P75" style:parent-style-name="Standard" style:family="paragraph">
      <style:paragraph-properties fo:margin-left="0.25in">
        <style:tab-stops/>
      </style:paragraph-properties>
    </style:style>
    <style:style style:name="P76" style:parent-style-name="Standard" style:family="paragraph">
      <style:paragraph-properties fo:margin-left="0.25in">
        <style:tab-stops/>
      </style:paragraph-properties>
    </style:style>
    <style:style style:name="T77" style:parent-style-name="Fuentedepárrafopredeter." style:family="text">
      <style:text-properties fo:font-weight="bold" style:font-weight-asian="bold" style:font-weight-complex="bold" style:text-position="super 66.6%"/>
    </style:style>
    <style:style style:name="T78" style:parent-style-name="Fuentedepárrafopredeter." style:family="text">
      <style:text-properties fo:font-weight="bold" style:font-weight-asian="bold" style:font-weight-complex="bold"/>
    </style:style>
    <style:style style:name="T79" style:parent-style-name="Fuentedepárrafopredeter." style:family="text">
      <style:text-properties fo:font-weight="bold" style:font-weight-asian="bold" style:font-weight-complex="bold"/>
    </style:style>
    <style:style style:name="T80" style:parent-style-name="Fuentedepárrafopredeter." style:family="text">
      <style:text-properties fo:font-weight="bold" style:font-weight-asian="bold" style:font-weight-complex="bold"/>
    </style:style>
    <style:style style:name="T81" style:parent-style-name="Fuentedepárrafopredeter." style:family="text">
      <style:text-properties fo:font-weight="bold" style:font-weight-asian="bold" style:font-weight-complex="bold" style:text-position="super 66.6%"/>
    </style:style>
    <style:style style:name="T82" style:parent-style-name="Fuentedepárrafopredeter." style:family="text">
      <style:text-properties fo:font-weight="bold" style:font-weight-asian="bold" style:font-weight-complex="bold"/>
    </style:style>
    <style:style style:name="T83" style:parent-style-name="Fuentedepárrafopredeter." style:family="text">
      <style:text-properties fo:font-weight="bold" style:font-weight-asian="bold" style:font-weight-complex="bold"/>
    </style:style>
    <style:style style:name="T84" style:parent-style-name="Fuentedepárrafopredeter." style:family="text">
      <style:text-properties fo:font-weight="bold" style:font-weight-asian="bold" style:font-weight-complex="bold"/>
    </style:style>
    <style:style style:name="T85" style:parent-style-name="Fuentedepárrafopredeter." style:family="text">
      <style:text-properties fo:font-weight="bold" style:font-weight-asian="bold" style:font-weight-complex="bold"/>
    </style:style>
    <style:style style:name="T86" style:parent-style-name="Fuentedepárrafopredeter." style:family="text">
      <style:text-properties fo:font-weight="bold" style:font-weight-asian="bold" style:font-weight-complex="bold"/>
    </style:style>
    <style:style style:name="T87" style:parent-style-name="Fuentedepárrafopredeter." style:family="text">
      <style:text-properties fo:font-weight="bold" style:font-weight-asian="bold" style:font-weight-complex="bold"/>
    </style:style>
    <style:style style:name="T88" style:parent-style-name="Fuentedepárrafopredeter." style:family="text">
      <style:text-properties fo:font-weight="bold" style:font-weight-asian="bold" style:font-weight-complex="bold"/>
    </style:style>
    <style:style style:name="T89" style:parent-style-name="Fuentedepárrafopredeter." style:family="text">
      <style:text-properties fo:font-weight="bold" style:font-weight-asian="bold" style:font-weight-complex="bold"/>
    </style:style>
    <style:style style:name="T90" style:parent-style-name="Fuentedepárrafopredeter." style:family="text">
      <style:text-properties fo:font-weight="bold" style:font-weight-asian="bold" style:font-weight-complex="bold"/>
    </style:style>
    <style:style style:name="T91" style:parent-style-name="Fuentedepárrafopredeter." style:family="text">
      <style:text-properties fo:font-weight="bold" style:font-weight-asian="bold" style:font-weight-complex="bold"/>
    </style:style>
    <style:style style:name="T92" style:parent-style-name="Fuentedepárrafopredeter." style:family="text">
      <style:text-properties fo:font-weight="bold" style:font-weight-asian="bold" style:font-weight-complex="bold"/>
    </style:style>
    <style:style style:name="T93" style:parent-style-name="Fuentedepárrafopredeter." style:family="text">
      <style:text-properties fo:font-weight="bold" style:font-weight-asian="bold" style:font-weight-complex="bold" style:text-position="super 66.6%"/>
    </style:style>
    <style:style style:name="T94" style:parent-style-name="Fuentedepárrafopredeter." style:family="text">
      <style:text-properties fo:font-weight="bold" style:font-weight-asian="bold" style:font-weight-complex="bold"/>
    </style:style>
    <style:style style:name="T95" style:parent-style-name="Fuentedepárrafopredeter." style:family="text">
      <style:text-properties fo:font-weight="bold" style:font-weight-asian="bold" style:font-weight-complex="bold"/>
    </style:style>
    <style:style style:name="P96" style:parent-style-name="Standard" style:family="paragraph">
      <style:text-properties fo:font-weight="bold" style:font-weight-asian="bold" style:font-weight-complex="bold"/>
    </style:style>
    <style:style style:name="P97" style:parent-style-name="Standard" style:family="paragraph">
      <style:text-properties fo:font-weight="bold" style:font-weight-asian="bold" style:font-weight-complex="bold"/>
    </style:style>
    <style:style style:name="P98" style:parent-style-name="Standard" style:family="paragraph">
      <style:text-properties style:text-underline-type="single" style:text-underline-style="solid" style:text-underline-width="auto" style:text-underline-mode="continuous"/>
    </style:style>
    <style:style style:name="P99" style:parent-style-name="Standard" style:family="paragraph">
      <style:text-properties fo:font-weight="bold" style:font-weight-asian="bold" style:font-weight-complex="bold"/>
    </style:style>
    <style:style style:name="T100" style:parent-style-name="Fuentedepárrafopredeter." style:family="text">
      <style:text-properties fo:font-weight="bold" style:font-weight-asian="bold" style:font-weight-complex="bold"/>
    </style:style>
    <style:style style:name="T101" style:parent-style-name="Fuentedepárrafopredeter." style:family="text">
      <style:text-properties fo:font-weight="bold" style:font-weight-asian="bold" style:font-weight-complex="bold" style:text-position="super 66.6%"/>
    </style:style>
    <style:style style:name="T102" style:parent-style-name="Fuentedepárrafopredeter." style:family="text">
      <style:text-properties fo:font-weight="bold" style:font-weight-asian="bold" style:font-weight-complex="bold"/>
    </style:style>
    <style:style style:name="T103" style:parent-style-name="Fuentedepárrafopredeter." style:family="text">
      <style:text-properties fo:font-weight="bold" style:font-weight-asian="bold" style:font-weight-complex="bold"/>
    </style:style>
    <style:style style:name="T104" style:parent-style-name="Fuentedepárrafopredeter." style:family="text">
      <style:text-properties fo:font-weight="bold" style:font-weight-asian="bold" style:font-weight-complex="bold"/>
    </style:style>
    <style:style style:name="P105" style:parent-style-name="Standard" style:family="paragraph">
      <style:text-properties fo:font-weight="bold" style:font-weight-asian="bold" style:font-weight-complex="bold"/>
    </style:style>
    <style:style style:name="P106" style:parent-style-name="Standard" style:family="paragraph">
      <style:text-properties fo:font-weight="bold" style:font-weight-asian="bold" style:font-weight-complex="bold"/>
    </style:style>
    <style:style style:name="P107" style:parent-style-name="Standard" style:family="paragraph">
      <style:text-properties fo:font-weight="bold" style:font-weight-asian="bold" style:font-weight-complex="bold"/>
    </style:style>
    <style:style style:name="P108" style:parent-style-name="Standard" style:family="paragraph">
      <style:text-properties fo:font-weight="bold" style:font-weight-asian="bold" style:font-weight-complex="bold" fo:language="en" fo:country="US"/>
    </style:style>
    <style:style style:name="P109" style:parent-style-name="Standard" style:family="paragraph">
      <style:text-properties fo:font-weight="bold" style:font-weight-asian="bold" style:font-weight-complex="bold" fo:language="en" fo:country="US"/>
    </style:style>
    <style:style style:name="P110" style:parent-style-name="Standard" style:family="paragraph">
      <style:text-properties fo:language="en" fo:country="US"/>
    </style:style>
    <style:style style:name="P111" style:parent-style-name="Standard" style:family="paragraph">
      <style:text-properties fo:language="en" fo:country="US"/>
    </style:style>
    <style:style style:name="P112" style:parent-style-name="Standard" style:family="paragraph">
      <style:text-properties fo:language="en" fo:country="US"/>
    </style:style>
    <style:style style:name="P113" style:parent-style-name="Standard" style:family="paragraph">
      <style:text-properties fo:language="en" fo:country="US"/>
    </style:style>
    <style:style style:name="P114" style:parent-style-name="Standard" style:family="paragraph">
      <style:text-properties fo:language="en" fo:country="US"/>
    </style:style>
    <style:style style:name="P115" style:parent-style-name="Standard" style:family="paragraph">
      <style:text-properties fo:language="en" fo:country="US"/>
    </style:style>
    <style:style style:name="P116" style:parent-style-name="Standard" style:family="paragraph">
      <style:text-properties fo:language="en" fo:country="US"/>
    </style:style>
    <style:style style:name="P117" style:parent-style-name="Standard" style:family="paragraph">
      <style:text-properties fo:language="en" fo:country="US"/>
    </style:style>
    <style:style style:name="P118" style:parent-style-name="Standard" style:family="paragraph">
      <style:text-properties fo:language="en" fo:country="US"/>
    </style:style>
    <style:style style:name="P119" style:parent-style-name="Standard" style:family="paragraph">
      <style:text-properties fo:language="en" fo:country="US"/>
    </style:style>
    <style:style style:name="P120" style:parent-style-name="Standard" style:family="paragraph">
      <style:text-properties fo:language="en" fo:country="US"/>
    </style:style>
    <style:style style:name="P121" style:parent-style-name="Standard" style:family="paragraph">
      <style:text-properties fo:language="en" fo:country="US"/>
    </style:style>
    <style:style style:name="P122" style:parent-style-name="Standard" style:family="paragraph">
      <style:text-properties fo:language="en" fo:country="US"/>
    </style:style>
    <style:style style:name="P123" style:parent-style-name="Standard" style:family="paragraph">
      <style:text-properties fo:language="en" fo:country="US"/>
    </style:style>
    <style:style style:name="P124" style:parent-style-name="Standard" style:family="paragraph">
      <style:text-properties fo:language="en" fo:country="US"/>
    </style:style>
    <style:style style:name="P125" style:parent-style-name="Standard" style:family="paragraph">
      <style:text-properties fo:language="en" fo:country="US"/>
    </style:style>
    <style:style style:name="P126" style:parent-style-name="Standard" style:family="paragraph">
      <style:text-properties fo:language="en" fo:country="US"/>
    </style:style>
    <style:style style:name="P127" style:parent-style-name="Standard" style:family="paragraph">
      <style:text-properties fo:language="en" fo:country="US"/>
    </style:style>
    <style:style style:name="P128" style:parent-style-name="Standard" style:family="paragraph">
      <style:text-properties fo:font-weight="bold" style:font-weight-asian="bold" style:font-weight-complex="bold" fo:language="en" fo:country="US"/>
    </style:style>
    <style:style style:name="P129" style:parent-style-name="Standard" style:family="paragraph">
      <style:text-properties fo:font-weight="bold" style:font-weight-asian="bold" style:font-weight-complex="bold" fo:language="en" fo:country="US"/>
    </style:style>
    <style:style style:name="P130" style:parent-style-name="Standard" style:family="paragraph">
      <style:text-properties fo:language="en" fo:country="US"/>
    </style:style>
    <style:style style:name="P131" style:parent-style-name="Standard" style:family="paragraph">
      <style:text-properties fo:language="en" fo:country="US"/>
    </style:style>
    <style:style style:family="graphic" style:name="a0">
      <style:graphic-properties/>
    </style:style>
  </office:automatic-styles>
  <office:body>
    <office:text text:use-soft-page-breaks="true">
      <text:p text:style-name="P1">Cuestiones TEMA 3: El Mercado y los Clientes</text:p>
      <text:p text:style-name="P2"/>
      <text:p text:style-name="Standard"><text:span text:style-name="T3">1</text:span><text:span text:style-name="T4">st</text:span><text:span text:style-name="T5">) Las funciones de la oferta y la demanda de mercado de un determinado bien son</text:span></text:p>
      <text:p text:style-name="P6"/>
      <text:p text:style-name="P7">Xd= -200p + 41.200</text:p>
      <text:p text:style-name="P8">Xo= 100p – 800</text:p>
      <text:p text:style-name="P9"/>
      <text:p text:style-name="Standard">Se pide:<text:line-break/></text:p>
      <text:p text:style-name="Standard">a) Calcula el precio (Pe) y la cantidad de equilibrio (Qe).</text:p>
      <text:p text:style-name="Standard">b)<text:s/>Explica que ocurrirá si P=120, y si P=200.</text:p>
      <text:p text:style-name="Standard">c)Realiza la representación gráfica de las dos cuestiones anteriores. Interprétala.</text:p>
      <text:p text:style-name="Standard"/>
      <text:p text:style-name="Standard">-200p + 41200 = 100p – 800</text:p>
      <text:p text:style-name="Standard">-300p = - 42000</text:p>
      <text:p text:style-name="Standard">p = 42000/300</text:p>
      <text:p text:style-name="Standard">p = 140</text:p>
      <text:p text:style-name="Standard"/>
      <text:p text:style-name="Standard">Pe = 140</text:p>
      <text:p text:style-name="Standard">Qe = -200*140 + 41200 = 13200</text:p>
      <text:p text:style-name="Standard"/>
      <text:p text:style-name="Standard">Curva de la<text:s/>demanda</text:p>
      <text:p text:style-name="Standard"/>
      <table:table table:style-name="Table10">
        <table:table-columns>
          <table:table-column table:style-name="TableColumn11"/>
          <table:table-column table:style-name="TableColumn12"/>
        </table:table-columns>
        <table:table-row table:style-name="TableRow13">
          <table:table-cell table:style-name="TableCell14">
            <text:p text:style-name="TableContents">P</text:p>
          </table:table-cell>
          <table:table-cell table:style-name="TableCell15">
            <text:p text:style-name="TableContents">Qd</text:p>
          </table:table-cell>
        </table:table-row>
        <table:table-row table:style-name="TableRow16">
          <table:table-cell table:style-name="TableCell17">
            <text:p text:style-name="TableContents">50</text:p>
          </table:table-cell>
          <table:table-cell table:style-name="TableCell18">
            <text:p text:style-name="TableContents">31200</text:p>
          </table:table-cell>
        </table:table-row>
        <table:table-row table:style-name="TableRow19">
          <table:table-cell table:style-name="TableCell20">
            <text:p text:style-name="TableContents">75</text:p>
          </table:table-cell>
          <table:table-cell table:style-name="TableCell21">
            <text:p text:style-name="TableContents">26200</text:p>
          </table:table-cell>
        </table:table-row>
        <table:table-row table:style-name="TableRow22">
          <table:table-cell table:style-name="TableCell23">
            <text:p text:style-name="TableContents">100</text:p>
          </table:table-cell>
          <table:table-cell table:style-name="TableCell24">
            <text:p text:style-name="TableContents">21200</text:p>
          </table:table-cell>
        </table:table-row>
        <table:table-row table:style-name="TableRow25">
          <table:table-cell table:style-name="TableCell26">
            <text:p text:style-name="TableContents">125</text:p>
          </table:table-cell>
          <table:table-cell table:style-name="TableCell27">
            <text:p text:style-name="TableContents">16200</text:p>
          </table:table-cell>
        </table:table-row>
      </table:table>
      <text:p text:style-name="Standard"/>
      <text:p text:style-name="Standard">Curva de la oferta<text:tab/><text:tab/><text:tab/></text:p>
      <text:p text:style-name="Standard"><text:tab/></text:p>
      <table:table table:style-name="Table28">
        <table:table-columns>
          <table:table-column table:style-name="TableColumn29"/>
          <table:table-column table:style-name="TableColumn30"/>
        </table:table-columns>
        <table:table-row table:style-name="TableRow31">
          <table:table-cell table:style-name="TableCell32">
            <text:p text:style-name="TableContents">P</text:p>
          </table:table-cell>
          <table:table-cell table:style-name="TableCell33">
            <text:p text:style-name="TableContents">Qo</text:p>
          </table:table-cell>
        </table:table-row>
        <table:table-row table:style-name="TableRow34">
          <table:table-cell table:style-name="TableCell35">
            <text:p text:style-name="TableContents">50</text:p>
          </table:table-cell>
          <table:table-cell table:style-name="TableCell36">
            <text:p text:style-name="TableContents">4200</text:p>
          </table:table-cell>
        </table:table-row>
        <table:table-row table:style-name="TableRow37">
          <table:table-cell table:style-name="TableCell38">
            <text:p text:style-name="TableContents">75</text:p>
          </table:table-cell>
          <table:table-cell table:style-name="TableCell39">
            <text:p text:style-name="TableContents">6700</text:p>
          </table:table-cell>
        </table:table-row>
        <table:table-row table:style-name="TableRow40">
          <table:table-cell table:style-name="TableCell41">
            <text:p text:style-name="TableContents">100</text:p>
          </table:table-cell>
          <table:table-cell table:style-name="TableCell42">
            <text:p text:style-name="TableContents">9200</text:p>
          </table:table-cell>
        </table:table-row>
        <table:table-row table:style-name="TableRow43">
          <table:table-cell table:style-name="TableCell44">
            <text:p text:style-name="TableContents">125</text:p>
          </table:table-cell>
          <table:table-cell table:style-name="TableCell45">
            <text:p text:style-name="TableContents">12420</text:p>
          </table:table-cell>
        </table:table-row>
      </table:table>
      <text:p text:style-name="P46"/>
      <text:p text:style-name="P47"><draw:frame draw:style-name="a0" draw:name="Gráfico 2" text:anchor-type="as-char" svg:x="0in" svg:y="0in" svg:width="6in" svg:height="3.5in" style:rel-width="scale" style:rel-height="scale"><draw:object xlink:href="Object 1/" xlink:type="simple" xlink:show="embed" xlink:actuate="onLoad"/><svg:title/><svg:desc/></draw:frame></text:p>
      <text:p text:style-name="P48"/>
      <text:p text:style-name="P49">Si p=120, existirá un exceso de demanda</text:p>
      <text:p text:style-name="P50"/>
      <text:p text:style-name="P51">Si p=200, existirá un exceso de oferta.<text:line-break/></text:p>
      <text:p text:style-name="Standard"/>
      <text:p text:style-name="Standard">2<text:span text:style-name="T52">nd</text:span>)<text:s/><text:span text:style-name="T53">Fernando tiene un<text:s/></text:span><text:span text:style-name="T54">restaurante en una importante localidad turística donde se hallan 2 restaurante más, por lo que quiere saber la cuota de mercado que tiene respecto a los otros dos. Los datos los ha podido obtener del registro mercantil lo que le ha permitido poder hacer e</text:span><text:span text:style-name="T55">l cálculo.</text:span></text:p>
      <text:p text:style-name="P56"/>
      <text:p text:style-name="P57">Restaurante A=facturación 150.000 €</text:p>
      <text:p text:style-name="P58">Restaurante B=facturación 250.000 €</text:p>
      <text:p text:style-name="P59">Restaurante Fernando=facturación 200.000€</text:p>
      <text:p text:style-name="Standard"/>
      <text:p text:style-name="Standard">a) Calcula la cuota de mercado de cada uno de los restaurantes.</text:p>
      <text:p text:style-name="Standard">b) ¿En qué tipo de mercado clasificarías la situación de los 3<text:s/>restaurantes? ¿Monopolio, oligopolio, competencia perfecta, monopolística?</text:p>
      <text:p text:style-name="Standard">c)Después de ver los datos, Fernando se cuestiona la estrategia de bajar precios y competir duramente con los otros restaurantes que están llevando entre los tres. Así que se plantea dos opciones:</text:p>
      <text:p text:style-name="Standard"><text:s/>-O pactar precios con los otros dos restaurantes para no hacerse la competencia y ganar más margen.</text:p>
      <text:p text:style-name="Standard">-O diferenciarse en calidad y servicio y ofrecer menús más atractivos para los clientes, para intentar hacerse un nombre.</text:p>
      <text:p text:style-name="Standard"/>
      <text:p text:style-name="Standard">¿En qué tipo de<text:s/>mercado se estaría situando el restaurante de Fernando según cada una de las dos estrategias?</text:p>
      <text:p text:style-name="Standard"/>
      <text:p text:style-name="Standard">d)Fernando decide seguir la estrategia de diferenciarse en calidad y servicio ¿Qué crees que harán a continuación los otros dos restaurantes?</text:p>
      <text:p text:style-name="Standard"/>
      <text:p text:style-name="Standard"/>
      <text:p text:style-name="Standard">a) La cuota de mercado de los tres restaurantes son:</text:p>
      <text:p text:style-name="Standard"/>
      <text:p text:style-name="Standard"><text:tab/>Cuota de mercado = Ventas del producto/Ventas total</text:p>
      <text:p text:style-name="Standard"/>
      <text:p text:style-name="Standard"><text:tab/>Restaurante A: 150000/600000 = 0.25 = 25%</text:p>
      <text:p text:style-name="Standard"><text:tab/>Restaurante B: 250000/600000 = 0.416 = 41.6%</text:p>
      <text:p text:style-name="Standard"><text:tab/>Restaurante Fernando: 200000/600000 = 0.333 = 33.3%</text:p>
      <text:p text:style-name="Standard"/>
      <text:p text:style-name="Standard">b) Estos negocios estaría en la clasificación de competencia perfecta, ya que un restaurante presta el mismo servicio y además existen un montón de negocios del mismo tipo. También se puede clasificar como empresa monopolística, aunque existan muchos negocios del mismo tipo, puede diferenciarse en el servicio que presta, la calidad y la marca.</text:p>
      <text:p text:style-name="Standard"/>
      <text:p text:style-name="P60">Oligopolio</text:p>
      <text:p text:style-name="Standard"/>
      <text:p text:style-name="Standard">c) Si pacta se situaría en la clasificación de competencia perfecta, pero si se diferencia del resto se clasificaría en empresa monopolística.</text:p>
      <text:p text:style-name="Standard"/>
      <text:p text:style-name="Standard">d) Si los demás restaurantes fueran listos, aprovecharían y también se reinventarían para mejorar su calidad y servicio y así intentar superar al restaurante de Fernando.</text:p>
      <text:p text:style-name="Standard"/>
      <text:p text:style-name="Standard"/>
      <text:p text:style-name="Standard"><text:span text:style-name="T61">3</text:span><text:span text:style-name="T62">rd</text:span><text:span text:style-name="T63">) Indica para los siguientes casos a qué tipo de mercado se aproxima más según la clasificación vista en el<text:s/></text:span><text:span text:style-name="T64">tema:</text:span></text:p>
      <text:p text:style-name="Standard"/>
      <text:p text:style-name="Standard">-Barras de pan, competencia perfecta</text:p>
      <text:p text:style-name="Standard">-Productos de estética personal, competencia monopolística</text:p>
      <text:p text:style-name="Standard">-Gasolina, oligopolio</text:p>
      <text:p text:style-name="Standard">-Tabaco, monopolio</text:p>
      <text:p text:style-name="Standard">-Telefónica, oligopolio</text:p>
      <text:p text:style-name="Standard">-Microsoft, monopolio</text:p>
      <text:p text:style-name="Standard">-Café, competencia perfecta</text:p>
      <text:p text:style-name="Standard">-Correos, monopolio</text:p>
      <text:p text:style-name="Standard">-Coca cola,<text:s/>oligopolio</text:p>
      <text:p text:style-name="Standard">-Uber y Cabify, oligopolio</text:p>
      <text:p text:style-name="Standard"/>
      <text:p text:style-name="Standard"><text:span text:style-name="T65">4</text:span><text:span text:style-name="T66">th</text:span><text:span text:style-name="T67">) Teniendo en cuenta la Curva de Difusión de Innovación. Indica quiénes serían clientes innovadores, early adopters, primera mayoría, segunda mayoría y rezagados en alguno de los siguientes productos:</text:span></text:p>
      <text:p text:style-name="Standard"/>
      <text:list text:style-name="LFO1" text:continue-numbering="true">
        <text:list-item>
          <text:p text:style-name="P68">En las consolas de juegos PS o Xbox.</text:p>
        </text:list-item>
      </text:list>
      <text:p text:style-name="Standard"/>
      <text:p text:style-name="P69">Los early adopters, serían coleccionistas de consolas y jugadores habituales de las mismas, la segunda mayoría serían los interesados en videojuegos que compren por un casual esa consola para jugar, y los rezagados serían los negados a las tecnologías y no se atreven a comprarlo por no saber usarla.</text:p>
      <text:p text:style-name="P70"/>
      <text:list text:style-name="LFO1" text:continue-numbering="true">
        <text:list-item>
          <text:p text:style-name="P71">En los ordenadores y productos de la marca Apple.</text:p>
        </text:list-item>
      </text:list>
      <text:p text:style-name="P72"/>
      <text:p text:style-name="P73">Los early adopters, serían los fieles seguidores de la marca, ya que quieren tenerlo todo a la última y relacionado con la marca, la<text:s/>segunda mayoría serían los interesados en esa marca y por probar compran productos de la misma, y los rezagados serían los negados a las tecnologías y no se atreven a comprar tecnología Apple por no saber usarla, o por el precio que tiene.</text:p>
      <text:p text:style-name="Standard"/>
      <text:list text:style-name="LFO1" text:continue-numbering="true">
        <text:list-item>
          <text:p text:style-name="P74">En los smartphones de la marca Samsung.</text:p>
        </text:list-item>
      </text:list>
      <text:p text:style-name="P75"/>
      <text:p text:style-name="P76">Los early adopters, serían los fieles seguidores de la marca, ya que quieren tenerlo todo a la última y relacionado con la marca, la segunda mayoría serían los interesados en esa marca y por probar compran productos de la misma, y<text:s/>los rezagados serían los negados a las tecnologías y no se atreven a comprar tecnología Samsung por no saber usarla, o por el precio que tiene.</text:p>
      <text:p text:style-name="Standard"/>
      <text:p text:style-name="Standard">5<text:span text:style-name="T77">th</text:span><text:span text:style-name="T78">) Juanma está pensado en elaborar una encuesta para pasarla a los posibles clientes en la misma calle<text:s/></text:span><text:span text:style-name="T79">donde piensa abrir una tienda informática. Indica a que ámbito de estudio del cliente objetivo o target hace referencia cada una de las siguientes preguntas:</text:span></text:p>
      <text:p text:style-name="Standard"/>
      <text:p text:style-name="Standard">a) ¿Qué le gustaría que ofreciese una tienda informática? Gustos y preferencias</text:p>
      <text:p text:style-name="Standard">b) ¿Dónde compra<text:s/>habitualmente un ordenador? Hábitos de compra</text:p>
      <text:p text:style-name="Standard">c) ¿Va a comprarlo personalmente o se lo suelen regalar? Datos económicos</text:p>
      <text:p text:style-name="Standard">d) ¿Qué valora más a la hora de decidirse por un ordenador: el precio, la calidad, la seguridad de la marca, ¿etc.? Gustos y preferencia</text:p>
      <text:p text:style-name="Standard">e) ¿Suele innovar o ser impulsivo a la hora de comprar un ordenador o sigue los hábitos y le cuesta cambiar? ¿Por qué lo compra?</text:p>
      <text:p text:style-name="Standard"/>
      <text:p text:style-name="Standard"/>
      <text:p text:style-name="Standard"/>
      <text:p text:style-name="Standard"><text:span text:style-name="T80">6</text:span><text:span text:style-name="T81">th</text:span><text:span text:style-name="T82">) Raquel quiere abrir una agencia de viajes pues acaba de terminar el ciclo superior de estos estudios. Ha realizado un<text:s/></text:span><text:span text:style-name="T83">curso donde le han explicado que existe un lienzo de la propuesta de valor con Early Adopters y está practicando con ello. Lo primero que se le plantea es cómo clasificar todo lo que tiene en: objetivos y necesidades, las acciones, los problemas, las soluc</text:span><text:span text:style-name="T84">iones potenciales, los beneficios, y los productos o servicios, pues todo le parece lo mismo.</text:span></text:p>
      <text:p text:style-name="Standard"/>
      <text:p text:style-name="Standard">Ayúdale a clasificar qué es cada concepto:</text:p>
      <text:p text:style-name="Standard"/>
      <text:p text:style-name="Standard">a) Necesidad de descubrir nuevos destinos.<text:s/><text:span text:style-name="T85">Productos o servicios</text:span></text:p>
      <text:p text:style-name="Standard">b) Comprar en las webs de agencia de viajes.<text:s/><text:span text:style-name="T86">Benefic</text:span><text:span text:style-name="T87">ios</text:span></text:p>
      <text:p text:style-name="Standard">c)La gente se marea entre tanta página y oferta<text:span text:style-name="T88">. Problemas</text:span></text:p>
      <text:p text:style-name="Standard"><text:s/>d)Una explicación personalizada de los destinos que sea rápida y eficaz.<text:s/><text:span text:style-name="T89">Soluciones</text:span></text:p>
      <text:p text:style-name="Standard">e) Clientes más contentos al ganar tiempo y ser atendidos en sus intereses personales.<text:s/><text:span text:style-name="T90">Necesidades</text:span></text:p>
      <text:p text:style-name="Standard">f) Una agencia de barrio con atención personalizada a través de un programa que guía fácilmente sobre las necesidades y gustos del cliente.<text:s/><text:span text:style-name="T91">Objetivos</text:span></text:p>
      <text:p text:style-name="Standard"/>
      <text:p text:style-name="Standard"/>
      <text:p text:style-name="Standard"><text:span text:style-name="T92">7</text:span><text:span text:style-name="T93">th</text:span><text:span text:style-name="T94">) Privalia es un club privado de ventas on-line que ofrece a los clientes productos que provienen de diferente</text:span><text:span text:style-name="T95">s fabricantes y, por tanto, marcas: ropa para mujer, hombre y niños, accesorios para el hogar o servicios de viajes.</text:span></text:p>
      <text:p text:style-name="Standard"/>
      <text:p text:style-name="Standard">¿Cuál es su estrategia de segmentación de mercado?</text:p>
      <text:p text:style-name="Standard"/>
      <text:p text:style-name="Standard">Diferenciación por marca</text:p>
      <text:p text:style-name="Standard">onsumidores renta media, se puedan permitir viajes, modificar su hogar y comprar ropa.</text:p>
      <text:p text:style-name="Standard">Buscan estilos de ropa diferentes, tenemos ropa de distintos tipos y marcas</text:p>
      <text:p text:style-name="Standard">Consumidores que buscan viajar</text:p>
      <text:p text:style-name="Standard">Consumidores que buscan cambiar los muebles de su casa o comprarlos para montar su casa</text:p>
      <text:p text:style-name="Standard">Mayoría jóvenes</text:p>
      <text:p text:style-name="Standard">Consumidores entre 20 y 40 años</text:p>
      <text:p text:style-name="Standard"/>
      <text:p text:style-name="P96">8th) Si<text:s/>tuvieras que abrir una tienda de motocicletas o bien un centro de estética, ¿a qué segmento de mercado se dirigía tu empresa? Elige una de las dos empresas y decide los criterios de segmentación y dales valores a esos criterios. (peso)Al final redacta tu segmento de mercado y decide las características del producto que vas a ofrecer.</text:p>
      <text:p text:style-name="P97"/>
      <text:p text:style-name="Standard">En la tienda que vamos a abrir, ofreceremos motos de calidad a muy bien precio, de diferentes formas para cualquier tipo de gustos.</text:p>
      <text:p text:style-name="Standard"/>
      <text:p text:style-name="Standard">Algunos criterios para segmentar el mercado de clientes serán:</text:p>
      <text:p text:style-name="Standard"/>
      <text:p text:style-name="Standard">Geográficos: estamos en una zona con buen clima para salir con la moto</text:p>
      <text:p text:style-name="Standard">Económicos: una zona en la que la gente es de categoría media</text:p>
      <text:p text:style-name="Standard">Gustos: motos de todo tipo, formas, colores, diseños…</text:p>
      <text:p text:style-name="Standard"/>
      <text:p text:style-name="P98">Segmento de mercado</text:p>
      <text:p text:style-name="Standard"/>
      <text:p text:style-name="Standard">Público<text:s/>joven y<text:s/>maduro, solteros o parejas sin hijos, personas con renta nivel bajo/medio</text:p>
      <text:p text:style-name="Standard">Gente que busca nuevas experiencias</text:p>
      <text:p text:style-name="Standard">Vehículo de fácil movilidad</text:p>
      <text:p text:style-name="Standard">20-40 años</text:p>
      <text:p text:style-name="Standard"/>
      <text:p text:style-name="P99"/>
      <text:p text:style-name="Standard"><text:span text:style-name="T100">9</text:span><text:span text:style-name="T101">th</text:span><text:span text:style-name="T102">) A qué segmento de mercado podemos dirigir los siguientes productos u/o servicios atendiendo a los cr</text:span><text:span text:style-name="T103">iterios de segmentación:</text:span></text:p>
      <text:p text:style-name="Standard"/>
      <text:p text:style-name="Standard">Para este mercado relacionado con la tecnología:</text:p>
      <text:p text:style-name="Standard"/>
      <text:p text:style-name="Standard"><text:span text:style-name="T104">-</text:span>Tablets, jóvenes.</text:p>
      <text:p text:style-name="Standard">-Libros de lectura, (todo el mercado, pero) mayores de 40 años ya que consumen más libros.</text:p>
      <text:p text:style-name="Standard">-Coche eléctrico, jóvenes innovadores que quieren estar a la<text:s/>última.</text:p>
      <text:p text:style-name="Standard">-Cintas VHS, mayores de 40.</text:p>
      <text:p text:style-name="Standard">-Patinete, jóvenes innovadores.</text:p>
      <text:p text:style-name="Standard">-Reloj de pulsaciones, jóvenes deportistas.</text:p>
      <text:p text:style-name="Standard">-Alexa en hogar, jóvenes innovadores.</text:p>
      <text:p text:style-name="Standard">-Videojuegos, jóvenes.</text:p>
      <text:p text:style-name="Standard">-Bicicleta, jóvenes deportistas.</text:p>
      <text:p text:style-name="Standard">-Mp3, mayores de 40.</text:p>
      <text:p text:style-name="P105"/>
      <text:p text:style-name="P106"/>
      <text:p text:style-name="P107"/>
      <text:p text:style-name="P108">10th) Translate the following words in English and write your definition</text:p>
      <text:p text:style-name="P109"/>
      <text:p text:style-name="P110">Mercado, market, place for buying and selling.</text:p>
      <text:p text:style-name="P111"/>
      <text:p text:style-name="P112">Oferta, offer, property arranged to be disposed of in exchange for a price.</text:p>
      <text:p text:style-name="P113"/>
      <text:p text:style-name="P114">Demanda, demand, number of goods that consumers ask for and are willing to buy.</text:p>
      <text:p text:style-name="P115"/>
      <text:p text:style-name="P116">Equilibrio, balance, appropriate proportion in the distribution of the constituent elements of one thing...</text:p>
      <text:p text:style-name="P117"/>
      <text:p text:style-name="P118">Cliente objetivo, target customer, someone you've identified as the most interested in buying or buying your products.</text:p>
      <text:p text:style-name="P119"/>
      <text:p text:style-name="P120">Beneficios,<text:s/>profits, gains from a process or activity.</text:p>
      <text:p text:style-name="P121"/>
      <text:p text:style-name="P122">Primeros seguidores, first following, those people when they identify a benefit from a product, they acquire it.</text:p>
      <text:p text:style-name="P123"/>
      <text:p text:style-name="P124">Intermediarios, intermediaries, what mediates between the producer or manufacturer and the consumer.</text:p>
      <text:p text:style-name="Standard"/>
      <text:p text:style-name="P125">Consumidores, consumers, person who demands goods or services in exchange for money provided by the producer or supplier of goods or services.</text:p>
      <text:p text:style-name="P126"/>
      <text:p text:style-name="P127">Compradores, buyers, is the one that covers needs by purchasing goods or services in exchange for a certain price.</text:p>
      <text:p text:style-name="P128"/>
      <text:p text:style-name="P129"/>
      <text:p text:style-name="P130"/>
      <text:p text:style-name="P1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ernando Rabanal Márquez</dc:creator>
    <meta:creation-date>2019-10-23T22:38:00Z</meta:creation-date>
    <dc:date>2019-10-30T08:07:00Z</dc:date>
    <meta:template xlink:href="Normal" xlink:type="simple"/>
    <meta:editing-cycles>41</meta:editing-cycles>
    <meta:editing-duration>PT83340S</meta:editing-duration>
    <meta:document-statistic meta:page-count="1" meta:paragraph-count="19" meta:word-count="1486" meta:character-count="9644" meta:row-count="68" meta:non-whitespace-character-count="8177"/>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interpolation="cubic-splin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interpolation="cubic-spline" chart:solid-type="cuboid"/>
      <style:graphic-properties draw:fill="none" draw:stroke="solid" svg:stroke-width="0.02083in" svg:stroke-color="#4472c4" svg:stroke-opacity="100%" draw:stroke-linejoin="round" svg:stroke-linecap="round"/>
    </style:style>
    <style:style style:family="chart" style:name="G0S1">
      <style:chart-properties chart:symbol-type="named-symbol" chart:symbol-name="circle" chart:symbol-width="0.06944in" chart:symbol-height="0.06944in" chart:connect-bars="false" chart:interpolation="cubic-spline" chart:solid-type="cuboid"/>
      <style:graphic-properties draw:fill="none" draw:stroke="solid" svg:stroke-width="0.02083in" svg:stroke-color="#ed7d31" svg:stroke-opacity="100%" draw:stroke-linejoin="round" svg:stroke-linecap="round"/>
    </style:style>
  </office:automatic-styles>
  <office:body>
    <office:chart>
      <chart:chart chart:class="chart:scatter" svg:height="252.0pt" svg:width="432.0pt" chart:style-name="Crt0">
        <chart:plot-area chart:style-name="Plt0" chart:data-source-has-labels="both">
          <chart:axis chart:dimension="y" chart:name="primary-y" chart:style-name="Axs0">
            <chart:grid chart:class="major" chart:style-name="GMa0"/>
          </chart:axis>
          <chart:axis chart:dimension="x" chart:name="primary-x" chart:style-name="Axs1">
            <chart:grid chart:class="major" chart:style-name="GMa1"/>
          </chart:axis>
          <chart:series chart:label-cell-address="local-table.$C$1" chart:values-cell-range-address="local-table.$C$2:.$C$8" chart:class="chart:scatter" chart:attached-axis="primary-y" chart:style-name="G0S0">
            <chart:domain table:cell-range-address="local-table.$B$2:.$B$8"/>
            <chart:data-point chart:repeated="7"/>
          </chart:series>
          <chart:series chart:label-cell-address="local-table.$E$1" chart:values-cell-range-address="local-table.$E$2:.$E$8" chart:class="chart:scatter" chart:attached-axis="primary-y" chart:style-name="G0S1">
            <chart:domain table:cell-range-address="local-table.$D$2:.$D$8"/>
            <chart:data-point chart:repeated="7"/>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table:table-cell office:value-type="string">
                <text:p>Curva de la Demanda</text:p>
              </table:table-cell>
              <table:table-cell/>
              <table:table-cell office:value-type="string">
                <text:p>Curva de la Oferta</text:p>
              </table:table-cell>
            </table:table-row>
          </table:table-header-rows>
          <table:table-row>
            <table:table-cell office:value-type="string">
              <text:p>1</text:p>
            </table:table-cell>
            <table:table-cell office:value-type="float" office:value="50"/>
            <table:table-cell office:value-type="float" office:value="31200"/>
            <table:table-cell office:value-type="float" office:value="50"/>
            <table:table-cell office:value-type="float" office:value="4200"/>
          </table:table-row>
          <table:table-row>
            <table:table-cell office:value-type="string">
              <text:p>2</text:p>
            </table:table-cell>
            <table:table-cell office:value-type="float" office:value="75"/>
            <table:table-cell office:value-type="float" office:value="26200"/>
            <table:table-cell office:value-type="float" office:value="75"/>
            <table:table-cell office:value-type="float" office:value="6700"/>
          </table:table-row>
          <table:table-row>
            <table:table-cell office:value-type="string">
              <text:p>3</text:p>
            </table:table-cell>
            <table:table-cell office:value-type="float" office:value="100"/>
            <table:table-cell office:value-type="float" office:value="21200"/>
            <table:table-cell office:value-type="float" office:value="100"/>
            <table:table-cell office:value-type="float" office:value="9200"/>
          </table:table-row>
          <table:table-row>
            <table:table-cell office:value-type="string">
              <text:p>4</text:p>
            </table:table-cell>
            <table:table-cell office:value-type="float" office:value="125"/>
            <table:table-cell office:value-type="float" office:value="16200"/>
            <table:table-cell office:value-type="float" office:value="125"/>
            <table:table-cell office:value-type="float" office:value="11700"/>
          </table:table-row>
          <table:table-row>
            <table:table-cell office:value-type="string">
              <text:p>5</text:p>
            </table:table-cell>
            <table:table-cell office:value-type="float" office:value="150"/>
            <table:table-cell office:value-type="float" office:value="11200"/>
            <table:table-cell office:value-type="float" office:value="150"/>
            <table:table-cell office:value-type="float" office:value="14200"/>
          </table:table-row>
          <table:table-row>
            <table:table-cell office:value-type="string">
              <text:p>6</text:p>
            </table:table-cell>
            <table:table-cell office:value-type="float" office:value="175"/>
            <table:table-cell office:value-type="float" office:value="6200"/>
            <table:table-cell office:value-type="float" office:value="175"/>
            <table:table-cell office:value-type="float" office:value="16700"/>
          </table:table-row>
          <table:table-row>
            <table:table-cell office:value-type="string">
              <text:p>7</text:p>
            </table:table-cell>
            <table:table-cell office:value-type="float" office:value="200"/>
            <table:table-cell office:value-type="float" office:value="1200"/>
            <table:table-cell office:value-type="float" office:value="200"/>
            <table:table-cell office:value-type="float" office:value="1920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